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ef76" officeooo:paragraph-rsid="001cef76"/>
    </style:style>
    <style:style style:name="P2" style:family="paragraph" style:parent-style-name="Standard">
      <style:text-properties officeooo:rsid="001db31f" officeooo:paragraph-rsid="001db3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temperature of Braunschweig (yearly values 2002-2018).</text:p>
      <text:p text:style-name="P1">2. The areas of Braunschweig (yearly values 2002-2018).</text:p>
      <text:p text:style-name="P2">3. Make the grap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3:12:18.489953884</meta:creation-date>
    <dc:date>2019-11-28T13:14:47.192277254</dc:date>
    <meta:editing-duration>PT2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0" meta:character-count="135" meta:non-whitespace-character-count="118"/>
  </office:meta>
</office:document-meta>
</file>